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nsolas1" svg:font-family="Consolas, 'Bitstream Vera Sans Mono', 'Courier New', Courier, monospace"/>
    <style:font-face style:name="Consolas" svg:font-family="Consolas, Monaco, 'Andale Mono', 'Ubuntu Mono', monospace"/>
    <style:font-face style:name="Courier New" svg:font-family="'Courier New', sans-serif"/>
    <style:font-face style:name="Georgia" svg:font-family="Georgia, 'Times New Roman', Times, sans-serif"/>
    <style:font-face style:name="Lato" svg:font-family="Lato, 'Microsoft Jhenghei', 'Hiragino Sans GB', 'Microsoft YaHei', sans-serif"/>
    <style:font-face style:name="Menlo" svg:font-family="Menlo, Monaco, Consolas, 'Andale Mono', 'lucida console', 'Courier New', monospace"/>
    <style:font-face style:name="Menlo1" svg:font-family="Menlo, Monaco, Consolas, 'Courier New', monospace"/>
    <style:font-face style:name="Monaco" svg:font-family="Monaco, Menlo, Consolas, 'Courier New', monospace"/>
    <style:font-face style:name="PingFang SC" svg:font-family="'PingFang SC', 'Helvetica Neue', Helvetica, Arial, 'Microsoft Yahei', sans-serif"/>
    <style:font-face style:name="PingFang SC1" svg:font-family="'PingFang SC', 'Microsoft YaHei', SimHei, Arial, SimSun"/>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imHei, SimSun"/>
    <style:font-face style:name="consolas" svg:font-family="consolas"/>
    <style:font-face style:name="sans-serif" svg:font-family="sans-serif"/>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8cc1" officeooo:paragraph-rsid="00068cc1"/>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officeooo:paragraph-rsid="00204000" style:font-size-asian="16pt" style:font-size-complex="16pt"/>
    </style:style>
    <style:style style:name="P5" style:family="paragraph" style:parent-style-name="Standard">
      <style:text-properties officeooo:paragraph-rsid="001656a5"/>
    </style:style>
    <style:style style:name="P6" style:family="paragraph" style:parent-style-name="Standard">
      <style:text-properties officeooo:paragraph-rsid="001664e7"/>
    </style:style>
    <style:style style:name="P7" style:family="paragraph" style:parent-style-name="Standard">
      <style:text-properties officeooo:rsid="002148f7" officeooo:paragraph-rsid="002148f7"/>
    </style:style>
    <style:style style:name="P8" style:family="paragraph" style:parent-style-name="Standard">
      <style:text-properties fo:font-variant="normal" fo:text-transform="none" fo:color="#383a42" style:font-name="Source Code Pro" fo:font-size="10.5pt" fo:letter-spacing="normal" fo:font-style="normal" fo:font-weight="normal"/>
    </style:style>
    <style:style style:name="P9" style:family="paragraph" style:parent-style-name="Standard">
      <style:text-properties officeooo:paragraph-rsid="0023825b"/>
    </style:style>
    <style:style style:name="P10" style:family="paragraph" style:parent-style-name="Standard">
      <style:text-properties officeooo:rsid="002f21aa"/>
    </style:style>
    <style:style style:name="P11" style:family="paragraph" style:parent-style-name="Standard">
      <style:text-properties officeooo:rsid="002f21aa" officeooo:paragraph-rsid="002f21aa"/>
    </style:style>
    <style:style style:name="P12" style:family="paragraph" style:parent-style-name="Standard">
      <style:text-properties officeooo:rsid="002f21aa" officeooo:paragraph-rsid="0031551b"/>
    </style:style>
    <style:style style:name="P13" style:family="paragraph" style:parent-style-name="Standard">
      <style:text-properties officeooo:rsid="002f21aa" officeooo:paragraph-rsid="00409ee9"/>
    </style:style>
    <style:style style:name="P14" style:family="paragraph" style:parent-style-name="Standard">
      <style:paragraph-properties fo:text-align="start" style:justify-single-word="false"/>
      <style:text-properties officeooo:rsid="002f21aa" officeooo:paragraph-rsid="0043674a"/>
    </style:style>
    <style:style style:name="P15" style:family="paragraph" style:parent-style-name="Standard">
      <style:text-properties fo:font-size="15pt" fo:font-weight="bold" officeooo:rsid="002f21aa" officeooo:paragraph-rsid="002f21aa" style:font-size-asian="15pt" style:font-weight-asian="bold" style:font-size-complex="15pt" style:font-weight-complex="bold"/>
    </style:style>
    <style:style style:name="P16" style:family="paragraph" style:parent-style-name="Standard">
      <style:text-properties officeooo:rsid="003ae8bd" officeooo:paragraph-rsid="003ae8bd"/>
    </style:style>
    <style:style style:name="P17" style:family="paragraph" style:parent-style-name="Standard">
      <style:text-properties officeooo:rsid="003ca9d3" officeooo:paragraph-rsid="003ca9d3"/>
    </style:style>
    <style:style style:name="P18" style:family="paragraph" style:parent-style-name="Standard">
      <style:text-properties officeooo:paragraph-rsid="003ca9d3"/>
    </style:style>
    <style:style style:name="P19" style:family="paragraph" style:parent-style-name="Standard">
      <style:text-properties officeooo:rsid="00462627" officeooo:paragraph-rsid="00462627"/>
    </style:style>
    <style:style style:name="P20" style:family="paragraph" style:parent-style-name="Standard">
      <style:text-properties officeooo:rsid="00473d9a" officeooo:paragraph-rsid="00473d9a"/>
    </style:style>
    <style:style style:name="P21" style:family="paragraph" style:parent-style-name="Text_20_body">
      <style:paragraph-properties fo:margin-left="0.265cm" fo:margin-right="0.265cm" fo:margin-top="0.265cm" fo:margin-bottom="0.265cm" loext:contextual-spacing="false" fo:text-align="justify" style:justify-single-word="false" fo:orphans="2" fo:widows="2" fo:text-indent="0cm" style:auto-text-indent="false" fo:padding="0cm" fo:border="none"/>
      <style:text-properties fo:font-variant="normal" fo:text-transform="none" fo:color="#000000" fo:letter-spacing="normal" style:font-name-asian="PingFang SC" style:font-size-asian="9pt" style:font-style-asian="normal" style:font-weight-asian="normal"/>
    </style:style>
    <style:style style:name="P22" style:family="paragraph" style:parent-style-name="Text_20_body">
      <style:paragraph-properties fo:margin-left="0.265cm" fo:margin-right="0.265cm" fo:margin-top="0cm" fo:margin-bottom="0cm" loext:contextual-spacing="false" fo:text-align="justify" style:justify-single-word="false" fo:orphans="2" fo:widows="2" fo:text-indent="0cm" style:auto-text-indent="false" fo:padding="0cm" fo:border="none"/>
    </style:style>
    <style:style style:name="P23" style:family="paragraph" style:parent-style-name="Heading_20_1">
      <style:paragraph-properties fo:margin-left="0cm" fo:margin-right="0cm" fo:orphans="2" fo:widows="2" fo:text-indent="0cm" style:auto-text-indent="false"/>
      <style:text-properties fo:font-variant="normal" fo:text-transform="none" fo:color="#333333" fo:letter-spacing="normal" officeooo:paragraph-rsid="0010b515"/>
    </style:style>
    <style:style style:name="P24" style:family="paragraph" style:parent-style-name="Heading_20_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6" fo:font-size="10.5pt" fo:letter-spacing="normal" fo:font-weight="normal" style:font-name-asian="PingFang SC1" style:font-size-asian="10.5pt" style:font-style-asian="normal" style:font-weight-asian="normal" style:font-size-complex="10.5pt" style:font-weight-complex="normal"/>
    </style:style>
    <style:style style:name="P25"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26"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010e08f"/>
    </style:style>
    <style:style style:name="P2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011b713"/>
    </style:style>
    <style:style style:name="P28" style:family="paragraph" style:parent-style-name="Text_20_body">
      <style:paragraph-properties fo:margin-left="0cm" fo:margin-right="0cm" fo:margin-top="0cm" fo:margin-bottom="0cm" loext:contextual-spacing="false" style:line-height-at-least="0.688cm" fo:orphans="2" fo:widows="2" fo:text-indent="0cm" style:auto-text-indent="false" fo:padding="0cm" fo:border="none"/>
      <style:text-properties fo:font-variant="normal" fo:text-transform="none" fo:color="#000000" fo:letter-spacing="normal" style:font-size-asian="12pt" style:font-style-asian="normal" style:font-weight-asian="normal"/>
    </style:style>
    <style:style style:name="P29"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normal" officeooo:paragraph-rsid="000e0589" style:font-name-asian="Noto Serif CJK SC" style:font-size-asian="10.5pt" style:font-weight-asian="bold" style:font-name-complex="Noto Sans CJK SC" style:font-size-complex="10.5pt" style:font-weight-complex="bold"/>
    </style:style>
    <style:style style:name="P30"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abb2bf" style:font-name="Source Code Pro" fo:font-size="10.5pt" fo:letter-spacing="normal" fo:font-style="normal" fo:font-weight="normal" officeooo:paragraph-rsid="000e0589"/>
    </style:style>
    <style:style style:name="P31" style:family="paragraph" style:parent-style-name="Standard">
      <style:paragraph-properties fo:margin-left="0cm" fo:margin-right="0cm" fo:margin-top="0cm" fo:margin-bottom="0cm" loext:contextual-spacing="false" fo:orphans="2" fo:widows="2" fo:text-indent="0cm" style:auto-text-indent="false"/>
      <style:text-properties officeooo:paragraph-rsid="000e0589"/>
    </style:style>
    <style:style style:name="P3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8080" fo:letter-spacing="normal" officeooo:paragraph-rsid="000e0589"/>
    </style:style>
    <style:style style:name="P33"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444444" fo:font-size="16pt" fo:letter-spacing="normal" officeooo:paragraph-rsid="00204000" style:font-name-asian="sans-serif" style:font-size-asian="16pt" style:font-style-asian="normal" style:font-weight-asian="normal" style:font-size-complex="16pt"/>
    </style:style>
    <style:style style:name="P3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6pt" fo:letter-spacing="normal" fo:font-style="normal" fo:font-weight="normal" style:font-size-asian="16pt" style:font-size-complex="16pt"/>
    </style:style>
    <style:style style:name="P3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normal"/>
    </style:style>
    <style:style style:name="P3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normal" officeooo:paragraph-rsid="000e0589"/>
    </style:style>
    <style:style style:name="P3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normal" officeooo:paragraph-rsid="000e0589" style:font-size-asian="10.5pt" style:font-size-complex="10.5pt"/>
    </style:style>
    <style:style style:name="P3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bold" style:font-weight-asian="bold" style:font-weight-complex="bold"/>
    </style:style>
    <style:style style:name="P3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ourier New" fo:font-size="9pt" fo:letter-spacing="normal" fo:font-style="normal" fo:font-weight="normal" officeooo:rsid="002cee7b"/>
    </style:style>
    <style:style style:name="P4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ourier New" fo:font-size="9pt" fo:letter-spacing="normal" fo:font-style="normal" fo:font-weight="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normal" officeooo:paragraph-rsid="000e0589" style:font-name-asian="Noto Serif CJK SC" style:font-size-asian="14pt" style:font-weight-asian="bold" style:font-name-complex="Noto Sans CJK SC" style:font-size-complex="14pt" style:font-weight-complex="bold"/>
    </style:style>
    <style:style style:name="P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444444" fo:letter-spacing="normal" style:font-name-asian="sans-serif" style:font-size-asian="11.25pt" style:font-style-asian="normal" style:font-weight-asian="normal"/>
    </style:style>
    <style:style style:name="P43" style:family="paragraph" style:parent-style-name="Standard">
      <style:paragraph-properties fo:margin-left="0cm" fo:margin-right="0cm" fo:orphans="2" fo:widows="2" fo:text-indent="0cm" style:auto-text-indent="false"/>
    </style:style>
    <style:style style:name="P44" style:family="paragraph" style:parent-style-name="Standard">
      <style:paragraph-properties fo:margin-left="0cm" fo:margin-right="0cm" fo:orphans="2" fo:widows="2" fo:text-indent="0cm" style:auto-text-indent="false"/>
      <style:text-properties officeooo:paragraph-rsid="0010241c"/>
    </style:style>
    <style:style style:name="P45" style:family="paragraph" style:parent-style-name="Standard">
      <style:paragraph-properties fo:margin-left="0cm" fo:margin-right="0cm" fo:orphans="2" fo:widows="2" fo:text-indent="0cm" style:auto-text-indent="false"/>
      <style:text-properties fo:font-variant="normal" fo:text-transform="none" fo:color="#333333" fo:letter-spacing="normal" officeooo:paragraph-rsid="0010241c"/>
    </style:style>
    <style:style style:name="P46"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bold" officeooo:rsid="000f94af" officeooo:paragraph-rsid="000f94af" style:font-weight-asian="bold" style:font-weight-complex="bold"/>
    </style:style>
    <style:style style:name="P47"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paragraph-rsid="0010241c"/>
    </style:style>
    <style:style style:name="P48"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paragraph-rsid="0010241c" style:font-name-asian="apple-system" style:font-size-asian="12pt" style:font-style-asian="normal" style:font-weight-asian="normal"/>
    </style:style>
    <style:style style:name="P49"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rsid="0010241c" officeooo:paragraph-rsid="0010241c" style:font-name-asian="apple-system" style:font-size-asian="12pt" style:font-style-asian="normal" style:font-weight-asian="normal"/>
    </style:style>
    <style:style style:name="P50"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rsid="0010241c" officeooo:paragraph-rsid="0010b515" style:font-name-asian="apple-system" style:font-size-asian="12pt" style:font-style-asian="normal" style:font-weight-asian="normal"/>
    </style:style>
    <style:style style:name="P51" style:family="paragraph" style:parent-style-name="Standard">
      <style:paragraph-properties fo:margin-left="0cm" fo:margin-right="0cm" fo:orphans="2" fo:widows="2" fo:text-indent="0cm" style:auto-text-indent="false"/>
      <style:text-properties fo:font-variant="normal" fo:text-transform="none" fo:color="#f33b45" style:font-name="apple-system" fo:font-size="12pt" fo:letter-spacing="normal" fo:font-style="normal" fo:font-weight="normal" officeooo:rsid="002148f7" officeooo:paragraph-rsid="002148f7"/>
    </style:style>
    <style:style style:name="P52" style:family="paragraph" style:parent-style-name="Standard">
      <style:paragraph-properties fo:margin-left="0cm" fo:margin-right="0cm" fo:orphans="2" fo:widows="2" fo:text-indent="0cm" style:auto-text-indent="false"/>
      <style:text-properties fo:font-weight="bold" officeooo:paragraph-rsid="000f94af" style:font-weight-asian="bold" style:font-weight-complex="bold"/>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apple-system" fo:font-size="12pt" fo:letter-spacing="normal" fo:language="zxx" fo:country="none" fo:font-style="normal" style:text-underline-style="none" fo:font-weight="normal" officeooo:rsid="0010241c" officeooo:paragraph-rsid="0010b515" style:text-blinking="false" style:font-name-asian="Lato" style:font-size-asian="15pt" style:language-asian="zxx" style:country-asian="none" style:font-style-asian="normal" style:font-weight-asian="bold" style:font-name-complex="Noto Sans CJK SC" style:font-size-complex="24pt" style:language-complex="zxx" style:country-complex="none" style:font-weight-complex="bold" loext:padding="0cm" loext:border="none"/>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10b515" style:font-name-asian="Lato" style:font-size-asian="15pt" style:font-style-asian="normal" style:font-weight-asian="bold"/>
    </style:style>
    <style:style style:name="P55" style:family="paragraph" style:parent-style-name="Text_20_body">
      <style:paragraph-properties fo:margin-left="0cm" fo:margin-right="0cm" fo:orphans="2" fo:widows="2" fo:text-indent="0cm" style:auto-text-indent="false"/>
      <style:text-properties officeooo:paragraph-rsid="0010b515"/>
    </style:style>
    <style:style style:name="P56" style:family="paragraph" style:parent-style-name="Text_20_body">
      <style:paragraph-properties fo:margin-left="0cm" fo:margin-right="0cm" fo:margin-top="0.265cm" fo:margin-bottom="0.265cm" loext:contextual-spacing="false" fo:line-height="180%" fo:orphans="2" fo:widows="2" fo:text-indent="0cm" style:auto-text-indent="false" fo:padding="0cm" fo:border="none"/>
      <style:text-properties fo:font-variant="normal" fo:text-transform="none" fo:color="#333333" fo:letter-spacing="normal" officeooo:paragraph-rsid="0010e08f"/>
    </style:style>
    <style:style style:name="P57"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000000" fo:letter-spacing="normal"/>
    </style:style>
    <style:style style:name="P58" style:family="paragraph" style:parent-style-name="Preformatted_20_Text">
      <style:paragraph-properties fo:margin-top="0cm" fo:margin-bottom="0.499cm" loext:contextual-spacing="false"/>
    </style:style>
    <style:style style:name="P59" style:family="paragraph" style:parent-style-name="Preformatted_20_Text">
      <style:paragraph-properties fo:margin-top="0cm" fo:margin-bottom="0.499cm" loext:contextual-spacing="false"/>
      <style:text-properties fo:font-size="10.5pt"/>
    </style:style>
    <style:style style:name="P60" style:family="paragraph" style:parent-style-name="Preformatted_20_Text">
      <style:paragraph-properties fo:margin-top="0cm" fo:margin-bottom="0.499cm" loext:contextual-spacing="false"/>
      <style:text-properties style:font-size-asian="10.5pt"/>
    </style:style>
    <style:style style:name="P61" style:family="paragraph" style:parent-style-name="Standard">
      <style:text-properties officeooo:rsid="00462627" officeooo:paragraph-rsid="00462627"/>
    </style:style>
    <style:style style:name="P62" style:family="paragraph" style:parent-style-name="Standard">
      <style:text-properties fo:font-weight="bold" officeooo:rsid="00462627" officeooo:paragraph-rsid="00462627" style:font-weight-asian="bold" style:font-weight-complex="bold"/>
    </style:style>
    <style:style style:name="P63" style:family="paragraph" style:parent-style-name="Standard">
      <style:text-properties officeooo:rsid="002f21aa"/>
    </style:style>
    <style:style style:name="P64" style:family="paragraph" style:parent-style-name="Standard">
      <style:text-properties officeooo:rsid="002f21aa" officeooo:paragraph-rsid="004cdc94"/>
    </style:style>
    <style:style style:name="P65" style:family="paragraph" style:parent-style-name="Standard">
      <style:text-properties officeooo:rsid="002f21aa" officeooo:paragraph-rsid="004ffcfa"/>
    </style:style>
    <style:style style:name="P66" style:family="paragraph" style:parent-style-name="Standard">
      <style:text-properties fo:font-size="16pt" officeooo:rsid="002f21aa" style:font-size-asian="16pt" style:font-size-complex="16pt"/>
    </style:style>
    <style:style style:name="P67" style:family="paragraph" style:parent-style-name="Standard">
      <style:text-properties officeooo:rsid="0052e00b" officeooo:paragraph-rsid="0052e00b"/>
    </style:style>
    <style:style style:name="P68" style:family="paragraph" style:parent-style-name="Standard">
      <style:text-properties officeooo:rsid="0052e00b" officeooo:paragraph-rsid="0053f08b"/>
    </style:style>
    <style:style style:name="P69" style:family="paragraph" style:parent-style-name="Standard">
      <style:text-properties officeooo:rsid="0053f08b" officeooo:paragraph-rsid="0053f08b"/>
    </style:style>
    <style:style style:name="P70" style:family="paragraph" style:parent-style-name="Text_20_body" style:list-style-name="L1"/>
    <style:style style:name="P71" style:family="paragraph" style:parent-style-name="Text_20_body">
      <style:text-properties officeooo:paragraph-rsid="005461bf"/>
    </style:style>
    <style:style style:name="P72" style:family="paragraph" style:parent-style-name="Text_20_body" style:list-style-name="L1">
      <style:paragraph-properties fo:margin-top="0cm" fo:margin-bottom="0cm" loext:contextual-spacing="false"/>
      <style:text-properties fo:font-size="14pt" fo:font-weight="bold" style:font-size-asian="14pt" style:font-weight-asian="bold" style:font-size-complex="14pt" style:font-weight-complex="bold"/>
    </style:style>
    <style:style style:name="P73" style:family="paragraph" style:parent-style-name="Text_20_body" style:list-style-name="L1">
      <style:paragraph-properties fo:margin-top="0cm" fo:margin-bottom="0cm" loext:contextual-spacing="false"/>
    </style:style>
    <style:style style:name="P74" style:family="paragraph" style:parent-style-name="Text_20_body" style:list-style-name="L3">
      <style:paragraph-properties fo:margin-top="0cm" fo:margin-bottom="0cm" loext:contextual-spacing="false" fo:text-align="justify" style:justify-single-word="false" fo:orphans="2" fo:widows="2" fo:padding="0cm" fo:border="none"/>
    </style:style>
    <style:style style:name="P75"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6" style:family="paragraph" style:parent-style-name="Text_20_body" style:list-style-name="L3">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77" style:family="paragraph" style:parent-style-name="Text_20_body" style:list-style-name="L2">
      <style:paragraph-properties fo:margin-left="0.265cm" fo:margin-right="0.265cm" fo:margin-top="0.265cm" fo:margin-bottom="0.265cm" loext:contextual-spacing="false" fo:text-align="justify" style:justify-single-word="false" fo:orphans="2" fo:widows="2" fo:text-indent="0cm" style:auto-text-indent="false" fo:padding="0cm" fo:border="none"/>
      <style:text-properties fo:font-variant="normal" fo:text-transform="none" fo:color="#000000" fo:letter-spacing="normal"/>
    </style:style>
    <style:style style:name="P78" style:family="paragraph" style:parent-style-name="Text_20_body" style:list-style-name="L3">
      <style:paragraph-properties fo:margin-left="0.132cm" fo:margin-right="0.132cm" fo:text-align="justify" style:justify-single-word="false" fo:orphans="2" fo:widows="2" fo:text-indent="0cm" style:auto-text-indent="false" fo:padding="0cm" fo:border="none"/>
    </style:style>
    <style:style style:name="T1" style:family="text">
      <style:text-properties style:font-weight-asian="bold"/>
    </style:style>
    <style:style style:name="T2" style:family="text">
      <style:text-properties style:font-weight-asian="bold" loext:padding="0cm" loext:border="none"/>
    </style:style>
    <style:style style:name="T3" style:family="text">
      <style:text-properties fo:font-weight="bold"/>
    </style:style>
    <style:style style:name="T4" style:family="text">
      <style:text-properties fo:font-weight="bold" style:font-name-asian="Georgia" style:font-weight-asian="bold" style:font-weight-complex="bold" loext:padding="0cm" loext:border="none"/>
    </style:style>
    <style:style style:name="T5" style:family="text">
      <style:text-properties fo:font-weight="bold" style:font-size-asian="12pt" style:font-style-asian="normal" style:font-weight-asian="bold" style:font-weight-complex="bold"/>
    </style:style>
    <style:style style:name="T6" style:family="text">
      <style:text-properties style:font-name="PingFang SC" fo:font-size="9pt" fo:font-style="normal" fo:font-weight="normal"/>
    </style:style>
    <style:style style:name="T7" style:family="text">
      <style:text-properties style:font-name-asian="PingFang SC" style:font-size-asian="9pt" style:font-style-asian="normal" style:font-weight-asian="normal"/>
    </style:style>
    <style:style style:name="T8" style:family="text">
      <style:text-properties fo:font-variant="normal" fo:text-transform="none" fo:color="#000000" style:font-name="PingFang SC" fo:font-size="9pt" fo:letter-spacing="normal" fo:font-style="normal" fo:font-weight="normal"/>
    </style:style>
    <style:style style:name="T9" style:family="text">
      <style:text-properties fo:font-variant="normal" fo:text-transform="none" fo:color="#000000" style:font-name="PingFang SC" fo:font-size="9pt" fo:letter-spacing="normal" fo:font-style="normal" fo:font-weight="normal" loext:padding="0cm" loext:border="none"/>
    </style:style>
    <style:style style:name="T10" style:family="text">
      <style:text-properties fo:font-variant="normal" fo:text-transform="none" fo:color="#000000" fo:letter-spacing="normal" style:font-name-asian="PingFang SC" style:font-size-asian="9pt" style:font-style-asian="normal" style:font-weight-asian="normal"/>
    </style:style>
    <style:style style:name="T11" style:family="text">
      <style:text-properties fo:font-variant="normal" fo:text-transform="none" fo:color="#000000" fo:letter-spacing="normal" style:font-name-asian="PingFang SC" style:font-size-asian="9pt" style:font-style-asian="normal" style:font-weight-asian="normal" loext:padding="0cm" loext:border="none"/>
    </style:style>
    <style:style style:name="T12" style:family="text">
      <style:text-properties fo:font-variant="normal" fo:text-transform="none" fo:color="#000000" style:font-name="Consolas" fo:font-size="11.25pt" fo:letter-spacing="normal" fo:font-style="normal" fo:font-weight="normal" fo:background-color="transparent" loext:char-shading-value="0" loext:padding="0cm" loext:border="none"/>
    </style:style>
    <style:style style:name="T13" style:family="text">
      <style:text-properties fo:font-variant="normal" fo:text-transform="none" fo:color="#000000" style:font-name="Consolas" fo:font-size="11.25pt" fo:letter-spacing="normal" fo:font-style="normal" fo:font-weight="normal" fo:background-color="transparent" loext:char-shading-value="0" loext:padding-left="0.049cm" loext:padding-right="0cm" loext:padding-top="0.049cm" loext:padding-bottom="0.049cm" loext:border-left="0.06pt solid #ffffff" loext:border-right="none" loext:border-top="0.06pt solid #ffffff" loext:border-bottom="0.06pt solid #ffffff"/>
    </style:style>
    <style:style style:name="T14" style:family="text">
      <style:text-properties fo:font-variant="normal" fo:text-transform="none" fo:color="#000000" style:text-line-through-style="none" style:text-line-through-type="none" style:font-name="Consolas" fo:font-size="11.25pt" fo:letter-spacing="normal" fo:language="zxx" fo:country="none" fo:font-style="normal" style:text-underline-style="none" fo:font-weight="normal" officeooo:rsid="0010241c" style:text-blinking="false" fo:background-color="transparent" loext:char-shading-value="0" style:font-name-asian="Lato" style:font-size-asian="12pt" style:language-asian="zxx" style:country-asian="none" style:font-style-asian="normal" style:font-weight-asian="normal" style:font-name-complex="Noto Sans CJK SC" style:font-size-complex="24pt" style:language-complex="zxx" style:country-complex="none" style:font-weight-complex="bold" loext:padding="0cm" loext:border="none"/>
    </style:style>
    <style:style style:name="T15" style:family="text">
      <style:text-properties fo:font-variant="normal" fo:text-transform="none" fo:color="#000000" style:text-line-through-style="none" style:text-line-through-type="none" style:font-name="Consolas" fo:font-size="11.25pt" fo:letter-spacing="normal" fo:language="zxx" fo:country="none" fo:font-style="normal" style:text-underline-style="none" fo:font-weight="normal" officeooo:rsid="0010b515" style:text-blinking="false" fo:background-color="transparent" loext:char-shading-value="0" style:font-name-asian="Lato" style:font-size-asian="12pt" style:language-asian="zxx" style:country-asian="none" style:font-style-asian="normal" style:font-weight-asian="normal" style:font-name-complex="Noto Sans CJK SC" style:font-size-complex="24pt" style:language-complex="zxx" style:country-complex="none" style:font-weight-complex="bold" loext:padding="0cm" loext:border="none"/>
    </style:style>
    <style:style style:name="T16" style:family="text">
      <style:text-properties fo:font-variant="normal" fo:text-transform="none" fo:color="#000000" style:text-line-through-style="none" style:text-line-through-type="none" style:font-name="Lato" fo:font-size="12pt" fo:letter-spacing="normal" fo:language="zxx" fo:country="none" fo:font-style="normal" style:text-underline-style="none" fo:font-weight="normal" officeooo:rsid="0010241c" style:text-blinking="false" fo:background-color="transparent" loext:char-shading-value="0" style:font-name-asian="Lato" style:font-size-asian="15pt" style:language-asian="zxx" style:country-asian="none" style:font-style-asian="normal" style:font-weight-asian="bold" style:font-name-complex="Noto Sans CJK SC" style:font-size-complex="24pt" style:language-complex="zxx" style:country-complex="none" style:font-weight-complex="bold" loext:padding="0cm" loext:border="none"/>
    </style:style>
    <style:style style:name="T17" style:family="text">
      <style:text-properties fo:font-variant="normal" fo:text-transform="none" fo:color="#000000" style:font-name="apple-system" fo:font-size="12pt" fo:letter-spacing="normal" fo:font-style="normal" fo:font-weight="bold" officeooo:rsid="0010e08f" fo:background-color="transparent" loext:char-shading-value="0" style:font-size-asian="12pt" style:font-weight-asian="bold" style:font-size-complex="12pt" style:font-weight-complex="bold" loext:padding="0cm" loext:border="none"/>
    </style:style>
    <style:style style:name="T18" style:family="text">
      <style:text-properties fo:font-variant="normal" fo:text-transform="none" fo:color="#000000" style:font-name="Menlo1" fo:font-size="9.75pt" fo:letter-spacing="normal" fo:font-style="normal" fo:font-weight="normal" fo:background-color="transparent" loext:char-shading-value="0" loext:padding="0cm" loext:border="none"/>
    </style:style>
    <style:style style:name="T19" style:family="text">
      <style:text-properties fo:font-variant="normal" fo:text-transform="none" fo:color="#000000" style:font-name="Menlo1" fo:font-size="9.75pt" fo:letter-spacing="normal" fo:font-style="normal" fo:font-weight="normal" officeooo:rsid="0011b713" fo:background-color="transparent" loext:char-shading-value="0" loext:padding="0cm" loext:border="none"/>
    </style:style>
    <style:style style:name="T20" style:family="text">
      <style:text-properties fo:font-variant="normal" fo:text-transform="none" fo:color="#000000" style:font-name="Menlo" fo:font-size="9pt" fo:letter-spacing="normal" fo:font-style="normal" fo:font-weight="normal" loext:padding="0cm" loext:border="none"/>
    </style:style>
    <style:style style:name="T21" style:family="text">
      <style:text-properties fo:font-variant="normal" fo:text-transform="none" fo:color="#000000" style:font-name="Menlo" fo:font-size="9pt" fo:letter-spacing="normal" fo:font-style="normal" fo:font-weight="normal" officeooo:rsid="001656a5" loext:padding="0cm" loext:border="none"/>
    </style:style>
    <style:style style:name="T22" style:family="text">
      <style:text-properties fo:font-variant="normal" fo:text-transform="none" fo:color="#000000" style:font-name="Menlo" fo:font-size="9pt" fo:letter-spacing="normal" fo:font-style="normal" fo:font-weight="normal" officeooo:rsid="0013d14d" loext:padding="0cm" loext:border="none"/>
    </style:style>
    <style:style style:name="T23" style:family="text">
      <style:text-properties fo:font-variant="normal" fo:text-transform="none" fo:color="#000000" style:font-name="Menlo" fo:font-size="9pt" fo:letter-spacing="normal" fo:font-style="normal" fo:font-weight="normal" officeooo:rsid="001664e7" loext:padding="0cm" loext:border="none"/>
    </style:style>
    <style:style style:name="T24" style:family="text">
      <style:text-properties fo:font-variant="normal" fo:text-transform="none" fo:color="#000000" style:font-name="Menlo" fo:font-size="9pt" fo:letter-spacing="normal" fo:font-style="normal" fo:font-weight="normal" officeooo:rsid="0023825b" loext:padding="0cm" loext:border="none"/>
    </style:style>
    <style:style style:name="T25" style:family="text">
      <style:text-properties fo:font-variant="normal" fo:text-transform="none" fo:color="#000000" style:font-name="Menlo" fo:font-size="9pt" fo:letter-spacing="normal" fo:font-style="normal" fo:font-weight="normal" officeooo:rsid="00249f40" loext:padding="0cm" loext:border="none"/>
    </style:style>
    <style:style style:name="T26" style:family="text">
      <style:text-properties fo:font-variant="normal" fo:text-transform="none" fo:color="#000000" style:font-name="Menlo" fo:font-size="9pt" fo:letter-spacing="normal" fo:font-style="normal" fo:font-weight="normal" officeooo:rsid="002641ec" loext:padding="0cm" loext:border="none"/>
    </style:style>
    <style:style style:name="T27" style:family="text">
      <style:text-properties fo:font-variant="normal" fo:text-transform="none" fo:color="#000000" style:font-name="Menlo" fo:font-size="9pt" fo:letter-spacing="normal" fo:font-style="italic" fo:font-weight="normal" officeooo:rsid="001664e7" style:font-style-asian="italic" style:font-style-complex="italic" loext:padding="0cm" loext:border="none"/>
    </style:style>
    <style:style style:name="T28" style:family="text">
      <style:text-properties fo:font-variant="normal" fo:text-transform="none" fo:color="#000000" style:font-name="Source Code Pro" fo:font-size="10.5pt" fo:letter-spacing="normal" fo:font-style="normal" fo:font-weight="normal" loext:padding="0cm" loext:border="none"/>
    </style:style>
    <style:style style:name="T29" style:family="text">
      <style:text-properties fo:font-variant="normal" fo:text-transform="none" fo:color="#000000" style:font-name="Consolas1" fo:font-size="9pt" fo:letter-spacing="normal" fo:font-style="normal" fo:font-weight="normal" loext:padding="0cm" loext:border="none"/>
    </style:style>
    <style:style style:name="T30" style:family="text">
      <style:text-properties fo:font-variant="normal" fo:text-transform="none" fo:color="#383a42" style:font-name="Source Code Pro" fo:font-size="10.5pt" fo:letter-spacing="normal" fo:font-style="normal" fo:font-weight="normal"/>
    </style:style>
    <style:style style:name="T31" style:family="text">
      <style:text-properties fo:font-variant="normal" fo:text-transform="none" fo:color="#383a42" style:font-name="Source Code Pro" fo:font-size="10.5pt" fo:letter-spacing="normal" fo:font-style="normal" fo:font-weight="normal" officeooo:rsid="000c0b23"/>
    </style:style>
    <style:style style:name="T32" style:family="text">
      <style:text-properties fo:font-variant="normal" fo:text-transform="none" fo:color="#50a14f" style:font-name="Source Code Pro" fo:font-size="10.5pt" fo:letter-spacing="normal" fo:font-style="normal" fo:font-weight="normal" loext:padding="0cm" loext:border="none"/>
    </style:style>
    <style:style style:name="T33" style:family="text">
      <style:text-properties fo:font-variant="normal" fo:text-transform="none" fo:color="#333333" style:font-name="apple-system" fo:font-size="12pt" fo:letter-spacing="normal" fo:font-style="normal"/>
    </style:style>
    <style:style style:name="T34" style:family="text">
      <style:text-properties fo:font-variant="normal" fo:text-transform="none" fo:color="#333333" style:font-name="apple-system" fo:font-size="12pt" fo:letter-spacing="normal" fo:font-style="normal" fo:font-weight="normal"/>
    </style:style>
    <style:style style:name="T35" style:family="text">
      <style:text-properties fo:font-variant="normal" fo:text-transform="none" fo:color="#333333" style:font-name="apple-system" fo:font-size="12pt" fo:letter-spacing="normal" fo:font-style="normal" fo:font-weight="normal" style:font-name-asian="apple-system" style:font-size-asian="12pt" style:font-style-asian="normal" style:font-weight-asian="normal"/>
    </style:style>
    <style:style style:name="T36" style:family="text">
      <style:text-properties fo:font-variant="normal" fo:text-transform="none" fo:color="#333333" style:font-name="apple-system" fo:font-size="12pt" fo:letter-spacing="normal" fo:font-style="normal" fo:font-weight="normal" fo:background-color="transparent" loext:char-shading-value="0" loext:padding="0cm" loext:border="none"/>
    </style:style>
    <style:style style:name="T37" style:family="text">
      <style:text-properties fo:font-variant="normal" fo:text-transform="none" fo:color="#333333" fo:letter-spacing="normal" style:font-name-asian="apple-system" style:font-size-asian="12pt" style:font-style-asian="normal"/>
    </style:style>
    <style:style style:name="T38" style:family="text">
      <style:text-properties fo:font-variant="normal" fo:text-transform="none" fo:color="#333333" fo:letter-spacing="normal" style:font-name-asian="apple-system" style:font-size-asian="12pt" style:font-style-asian="normal" style:font-weight-asian="normal"/>
    </style:style>
    <style:style style:name="T39" style:family="text">
      <style:text-properties fo:font-variant="normal" fo:text-transform="none" fo:color="#555555" style:font-name="Consolas" fo:font-size="11.25pt" fo:letter-spacing="normal" fo:font-style="normal" fo:font-weight="normal" fo:background-color="transparent" loext:char-shading-value="0" style:font-name-asian="Lato" style:font-size-asian="12pt" style:font-style-asian="normal" style:font-weight-asian="normal" loext:padding-left="0.049cm" loext:padding-right="0cm" loext:padding-top="0.049cm" loext:padding-bottom="0.049cm" loext:border-left="0.06pt solid #ffffff" loext:border-right="none" loext:border-top="0.06pt solid #ffffff" loext:border-bottom="0.06pt solid #ffffff"/>
    </style:style>
    <style:style style:name="T40" style:family="text">
      <style:text-properties fo:font-variant="normal" fo:text-transform="none" fo:color="#c7254e" style:font-name="consolas" fo:font-size="12pt" fo:letter-spacing="normal" fo:font-style="normal" fo:font-weight="normal" fo:background-color="#f5f5f5" loext:char-shading-value="0" loext:padding-left="0.132cm" loext:padding-right="0cm" loext:padding-top="0.049cm" loext:padding-bottom="0.049cm" loext:border-left="0.06pt solid #f6f6f6" loext:border-right="none" loext:border-top="0.06pt solid #f6f6f6" loext:border-bottom="0.06pt solid #f6f6f6"/>
    </style:style>
    <style:style style:name="T41" style:family="text">
      <style:text-properties fo:font-variant="normal" fo:text-transform="none" fo:color="#657b83" style:font-name="Menlo1" fo:font-size="9.75pt" fo:letter-spacing="normal" fo:font-style="normal" fo:font-weight="normal" officeooo:rsid="0010e08f" fo:background-color="transparent" loext:char-shading-value="0" loext:padding="0cm" loext:border="none"/>
    </style:style>
    <style:style style:name="T42" style:family="text">
      <style:text-properties fo:font-variant="normal" fo:text-transform="none" fo:color="#666600" style:font-name="Menlo" fo:font-size="9pt" fo:letter-spacing="normal" fo:font-style="normal" fo:font-weight="normal" loext:padding="0cm" loext:border="none"/>
    </style:style>
    <style:style style:name="T43" style:family="text">
      <style:text-properties fo:font-variant="normal" fo:text-transform="none" fo:color="#666600" style:font-name="Menlo" fo:font-size="9pt" fo:letter-spacing="normal" fo:font-style="normal" fo:font-weight="normal" officeooo:rsid="0013d14d" loext:padding="0cm" loext:border="none"/>
    </style:style>
    <style:style style:name="T44" style:family="text">
      <style:text-properties fo:font-variant="normal" fo:text-transform="none" fo:color="#444444" style:font-name="sans-serif" fo:font-size="11.25pt" fo:letter-spacing="normal" fo:font-style="normal" fo:font-weight="normal"/>
    </style:style>
    <style:style style:name="T45" style:family="text">
      <style:text-properties fo:font-variant="normal" fo:text-transform="none" fo:color="#444444" style:font-name="sans-serif" fo:font-size="11.25pt" fo:letter-spacing="normal" fo:font-style="normal" fo:font-weight="bold"/>
    </style:style>
    <style:style style:name="T46" style:family="text">
      <style:text-properties fo:font-variant="normal" fo:text-transform="none" fo:color="#444444" fo:letter-spacing="normal" style:font-name-asian="sans-serif" style:font-size-asian="11.25pt" style:font-style-asian="normal" style:font-weight-asian="normal"/>
    </style:style>
    <style:style style:name="T47" style:family="text">
      <style:text-properties fo:font-variant="normal" fo:text-transform="none" fo:color="#444444" fo:letter-spacing="normal" style:font-name-asian="sans-serif" style:font-size-asian="11.25pt" style:font-style-asian="normal" style:font-weight-asian="bold"/>
    </style:style>
    <style:style style:name="T48" style:family="text">
      <style:text-properties fo:font-variant="normal" fo:text-transform="none" fo:color="#444444" style:font-name="Monaco" fo:font-size="10.5pt" fo:letter-spacing="normal" fo:font-style="normal" fo:font-weight="normal" fo:background-color="#eeeeee" loext:char-shading-value="0" loext:padding-left="0.132cm" loext:padding-right="0cm" loext:padding-top="0.049cm" loext:padding-bottom="0.049cm" loext:border-left="0.06pt solid #cccccc" loext:border-right="none" loext:border-top="0.06pt solid #cccccc" loext:border-bottom="0.06pt solid #cccccc"/>
    </style:style>
    <style:style style:name="T49" style:family="text">
      <style:text-properties fo:font-variant="normal" fo:text-transform="none" fo:color="#f33b45" style:font-name="apple-system" fo:font-size="12pt" fo:letter-spacing="normal" fo:font-style="normal" fo:font-weight="normal"/>
    </style:style>
    <style:style style:name="T50" style:family="text">
      <style:text-properties fo:font-variant="normal" fo:text-transform="none" fo:color="#f33b45" fo:letter-spacing="normal" style:font-name-asian="apple-system" style:font-size-asian="12pt" style:font-style-asian="normal" style:font-weight-asian="normal"/>
    </style:style>
    <style:style style:name="T51" style:family="text">
      <style:text-properties fo:font-variant="normal" fo:text-transform="none" fo:color="#ff1493" style:font-name="Consolas1" fo:font-size="9pt" fo:letter-spacing="normal" fo:font-style="normal" fo:font-weight="normal" loext:padding="0cm" loext:border="none"/>
    </style:style>
    <style:style style:name="T52" style:family="text">
      <style:text-properties fo:font-variant="normal" fo:text-transform="none" fo:color="#0000ff" style:font-name="Consolas1" fo:font-size="9pt" fo:letter-spacing="normal" fo:font-style="normal" fo:font-weight="normal" loext:padding="0cm" loext:border="none"/>
    </style:style>
    <style:style style:name="T53" style:family="text">
      <style:text-properties fo:font-variant="normal" fo:text-transform="none" fo:color="#009900" style:font-name="Consolas1" fo:font-size="9pt" fo:letter-spacing="normal" fo:font-style="normal" fo:font-weight="normal" loext:padding="0cm" loext:border="none"/>
    </style:style>
    <style:style style:name="T54" style:family="text">
      <style:text-properties officeooo:rsid="000a0c98"/>
    </style:style>
    <style:style style:name="T55" style:family="text">
      <style:text-properties fo:color="#383a42"/>
    </style:style>
    <style:style style:name="T56" style:family="text">
      <style:text-properties fo:color="#383a42" style:font-name="Arial" fo:font-size="10.5pt" fo:font-style="normal" fo:font-weight="normal"/>
    </style:style>
    <style:style style:name="T57" style:family="text">
      <style:text-properties fo:color="#383a42" style:font-name="Source Code Pro" fo:font-size="10.5pt" fo:font-style="normal" fo:font-weight="normal" style:font-name-asian="Arial" style:font-size-asian="10.5pt" style:font-style-asian="normal" style:font-weight-asian="normal"/>
    </style:style>
    <style:style style:name="T58" style:family="text">
      <style:text-properties fo:color="#383a42" style:font-size-asian="10.5pt"/>
    </style:style>
    <style:style style:name="T59" style:family="text">
      <style:text-properties fo:font-size="10.5pt"/>
    </style:style>
    <style:style style:name="T60" style:family="text">
      <style:text-properties style:font-size-asian="10.5pt"/>
    </style:style>
    <style:style style:name="T61" style:family="text">
      <style:text-properties style:font-name="apple-system" fo:font-size="12pt" fo:font-style="normal" fo:font-weight="normal"/>
    </style:style>
    <style:style style:name="T62" style:family="text">
      <style:text-properties style:font-name="apple-system" fo:font-size="12pt" fo:font-style="normal" fo:font-weight="normal" style:font-name-asian="apple-system" style:font-size-asian="12pt" style:font-style-asian="normal" style:font-weight-asian="normal"/>
    </style:style>
    <style:style style:name="T63" style:family="text">
      <style:text-properties fo:font-size="12pt" fo:font-style="normal" fo:font-weight="normal"/>
    </style:style>
    <style:style style:name="T64" style:family="text">
      <style:text-properties fo:font-size="12pt" officeooo:rsid="0052e00b" style:font-size-asian="12pt" style:font-size-complex="12pt"/>
    </style:style>
    <style:style style:name="T65" style:family="text">
      <style:text-properties style:font-size-asian="12pt" style:font-style-asian="normal" style:font-weight-asian="normal"/>
    </style:style>
    <style:style style:name="T66" style:family="text">
      <style:text-properties style:text-line-through-style="none" style:text-line-through-type="none" style:font-name="Consolas" fo:font-size="11.25pt" fo:language="zxx" fo:country="none" fo:font-style="normal" style:text-underline-style="none" fo:font-weight="normal" officeooo:rsid="0010b515" style:text-blinking="false" style:language-asian="zxx" style:country-asian="none" style:font-name-complex="Noto Sans CJK SC" style:font-size-complex="24pt" style:language-complex="zxx" style:country-complex="none" style:font-weight-complex="bold" loext:padding="0cm" loext:border="none"/>
    </style:style>
    <style:style style:name="T67" style:family="text">
      <style:text-properties fo:color="#555555" style:font-name="Consolas" fo:font-size="11.25pt" style:font-size-asian="12pt" style:font-weight-asian="normal"/>
    </style:style>
    <style:style style:name="T68" style:family="text">
      <style:text-properties fo:color="#2c3e50" style:text-line-through-style="none" style:text-line-through-type="none" style:font-name="Lato" fo:font-size="12pt" fo:font-style="normal" style:text-underline-style="none" fo:font-weight="bold" officeooo:rsid="0010241c" style:text-blinking="false" style:font-name-asian="apple-system" style:font-size-asian="12pt" style:font-style-asian="normal" style:font-weight-asian="bold" style:font-size-complex="12pt" style:font-weight-complex="bold" loext:padding="0cm" loext:border="none"/>
    </style:style>
    <style:style style:name="T69" style:family="text">
      <style:text-properties fo:color="#2c3e50" style:text-line-through-style="none" style:text-line-through-type="none" style:font-name="apple-system" fo:font-size="12pt" fo:language="zxx" fo:country="none" fo:font-style="normal" style:text-underline-style="none" fo:font-weight="bold" officeooo:rsid="0010241c" style:text-blinking="false" style:font-name-asian="Lato" style:font-size-asian="12pt" style:language-asian="zxx" style:country-asian="none" style:font-style-asian="normal" style:font-weight-asian="bold" style:font-name-complex="Noto Sans CJK SC" style:font-size-complex="12pt" style:language-complex="zxx" style:country-complex="none" style:font-weight-complex="bold" loext:padding="0cm" loext:border="none"/>
    </style:style>
    <style:style style:name="T70" style:family="text">
      <style:text-properties style:font-name="Consolas" fo:font-size="11.25pt"/>
    </style:style>
    <style:style style:name="T71" style:family="text">
      <style:text-properties style:font-name="Consolas" fo:font-size="11.25pt" officeooo:rsid="0010b515"/>
    </style:style>
    <style:style style:name="T72" style:family="text">
      <style:text-properties fo:color="#000000"/>
    </style:style>
    <style:style style:name="T73" style:family="text">
      <style:text-properties fo:color="#000000" style:font-name="Menlo1" fo:font-size="9.75pt" fo:font-style="normal" fo:font-weight="normal" officeooo:rsid="0010241c" fo:background-color="transparent" loext:char-shading-value="0" style:font-size-asian="12pt" style:font-style-asian="normal" style:font-weight-asian="normal" loext:padding="0cm" loext:border="none"/>
    </style:style>
    <style:style style:name="T74" style:family="text">
      <style:text-properties fo:color="#000000" style:font-name="Courier New" fo:font-size="9pt"/>
    </style:style>
    <style:style style:name="T75" style:family="text">
      <style:text-properties fo:color="#000000" style:font-name="Courier New" fo:font-size="9pt" officeooo:rsid="002cee7b"/>
    </style:style>
    <style:style style:name="T76" style:family="text">
      <style:text-properties style:font-name="Georgia" fo:font-size="12pt" fo:font-style="normal" fo:font-weight="normal"/>
    </style:style>
    <style:style style:name="T77" style:family="text">
      <style:text-properties style:font-name-asian="Georgia"/>
    </style:style>
    <style:style style:name="T78" style:family="text">
      <style:text-properties officeooo:rsid="0013d14d"/>
    </style:style>
    <style:style style:name="T79" style:family="text">
      <style:text-properties officeooo:rsid="001656a5"/>
    </style:style>
    <style:style style:name="T80" style:family="text">
      <style:text-properties officeooo:rsid="00180eb2"/>
    </style:style>
    <style:style style:name="T81" style:family="text">
      <style:text-properties officeooo:rsid="001d3863"/>
    </style:style>
    <style:style style:name="T82" style:family="text">
      <style:text-properties officeooo:rsid="00204000"/>
    </style:style>
    <style:style style:name="T83" style:family="text">
      <style:text-properties officeooo:rsid="00228c88"/>
    </style:style>
    <style:style style:name="T84" style:family="text">
      <style:text-properties officeooo:rsid="002723e2"/>
    </style:style>
    <style:style style:name="T85" style:family="text">
      <style:text-properties officeooo:rsid="00285b44"/>
    </style:style>
    <style:style style:name="T86" style:family="text">
      <style:text-properties officeooo:rsid="00298776"/>
    </style:style>
    <style:style style:name="T87" style:family="text">
      <style:text-properties fo:color="#008080" style:font-name="Courier New" fo:font-size="9pt" loext:padding="0cm" loext:border="none"/>
    </style:style>
    <style:style style:name="T88" style:family="text">
      <style:text-properties officeooo:rsid="0032175a"/>
    </style:style>
    <style:style style:name="T89" style:family="text">
      <style:text-properties officeooo:rsid="00341ec9"/>
    </style:style>
    <style:style style:name="T90" style:family="text">
      <style:text-properties officeooo:rsid="0034d03e"/>
    </style:style>
    <style:style style:name="T91" style:family="text">
      <style:text-properties officeooo:rsid="003ca9d3"/>
    </style:style>
    <style:style style:name="T92" style:family="text">
      <style:text-properties officeooo:rsid="00487322"/>
    </style:style>
    <style:style style:name="T93" style:family="text">
      <style:text-properties officeooo:rsid="004cdc94"/>
    </style:style>
    <style:style style:name="T94" style:family="text">
      <style:text-properties officeooo:rsid="004e373e"/>
    </style:style>
    <style:style style:name="T95" style:family="text">
      <style:text-properties officeooo:rsid="005128ff"/>
    </style:style>
    <style:style style:name="T96" style:family="text">
      <style:text-properties officeooo:rsid="0052e00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2.38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38145738" text:style-name="L1">
        <text:list-header>
          <text:p text:style-name="P72">模型选择经验：</text:p>
        </text:list-header>
        <text:list-item>
          <text:p text:style-name="P73">一个普遍的事实是，采用<text:span text:style-name="T1">领域相关的文本特征</text:span>在效果上会比采用新的机器学习方法获得更大的提升。</text:p>
        </text:list-item>
        <text:list-item>
          <text:p text:style-name="P73">Jackson和Moulinier（2002年）指出：“对<text:span text:style-name="T1">数据的理解</text:span>是分类成功的关键之一”。</text:p>
        </text:list-item>
        <text:list-item>
          <text:p text:style-name="P73">当面对一个具体的分类需求时，第一个要问的问题是：<text:span text:style-name="T1">训练数据（已准确标注的数据）</text:span>有多少？如果有足够的时间用于系统实现的话，那么大部分时间可能要花在数据的准备上。</text:p>
        </text:list-item>
        <text:list-item>
          <text:p text:style-name="P73">在没有标注数据的情况下，一般首先采用<text:span text:style-name="T1">编制规则</text:span>的方法分类数据。一个基本合理的时间长度是每个类别需要标注<text:span text:style-name="T1">两天时间</text:span>。</text:p>
        </text:list-item>
        <text:list-item>
          <text:p text:style-name="P73">在<text:span text:style-name="T1">已标注数据</text:span>较<text:span text:style-name="T1">少</text:span>的情况下，一般采用<text:span text:style-name="T1">高偏差低方差</text:span>的分类器比如<text:span text:style-name="T1">朴素贝叶斯</text:span>分类器，这样可以有效避免过拟合。当然，无论采用何种模型，模型的质量始终会因<text:span text:style-name="T1">训练数据有限</text:span>而受到不利影响。</text:p>
        </text:list-item>
        <text:list-item>
          <text:p text:style-name="P73">快速标注数据的方法有<text:span text:style-name="T3">bootstraping</text:span>方法。将分类器有所犹豫的文本交给人工进行标注。</text:p>
        </text:list-item>
        <text:list-item>
          <text:p text:style-name="P73">快速进行错误纠正的方法是在分类器之上，再建立一个基于<text:span text:style-name="T1">布尔规则的分类器</text:span>（<text:span text:style-name="T1">人工干预</text:span>）</text:p>
        </text:list-item>
        <text:list-item>
          <text:p text:style-name="P73">如果具有极大规模的数据，那么分类器的选择也许对最后的效果没有什么影响。在这种情况下，一般可以从<text:span text:style-name="T1">训练模型扩展性</text:span>和<text:span text:style-name="T1">运行效率</text:span>这两方面来选择分类算法。</text:p>
        </text:list-item>
        <text:list-item>
          <text:p text:style-name="P73">一个通用的经验法则是，训练<text:span text:style-name="T1">数据规模每增加一倍</text:span>，那么分类器的<text:span text:style-name="T1">效果将得到线性提高</text:span>。</text:p>
        </text:list-item>
        <text:list-item>
          <text:p text:style-name="P73">对于<text:span text:style-name="T1">类别数目</text:span>很多的分类问题，应当采用多类别分类器比如<text:span text:style-name="T1">朴素贝叶斯</text:span>，或者对类目体系<text:span text:style-name="T1">分层</text:span>以达到性能和效果的提升。</text:p>
        </text:list-item>
        <text:list-item>
          <text:p text:style-name="P70">从特征选择上下功夫，比如抽取<text:span text:style-name="T1">短语特征</text:span>。比如将<text:span text:style-name="T1">实体特征</text:span>（ISBN号，化学式等）按照类别统一编号。</text:p>
        </text:list-item>
      </text:list>
      <text:p text:style-name="Text_20_body"/>
      <text:p text:style-name="P1">数据集：</text:p>
      <text:p text:style-name="P1">GELU数据集：</text:p>
      <text:p text:style-name="P1">https://gluebenchmark.com/tasks</text:p>
      <text:p text:style-name="Text_20_body">自然语言处理（NLP）主要包括自然语言理解（NLU）和自然语言生成（NLG）。为了让NLU任务发挥最大的作用，来自纽约大学、华盛顿大学等机构创建了一个多任务的自然语言理解基准和分析平台，也就是GLUE（General Language Understanding Evaluation）。</text:p>
      <text:p text:style-name="Text_20_body">GLUE包含九项NLU任务，语言均为英语。GLUE九项任务涉及到自然语言推断、文本蕴含、情感分析、语义相似等多个任务。像BERT、XLNet、RoBERTa、ERINE、T5等知名模型都会在此基准上进行测试。目前，大家要把预测结果上传到官方的网站上，官方会给出测试的结果。</text:p>
      <text:p text:style-name="Text_20_body">GLUE的论文为：GLUE: A Multi-Task Benchmark and Analysis Platform for Natural Language Understanding[1]</text:p>
      <text:p text:style-name="Text_20_body">GLUE的官网为：https://gluebenchmark.com/</text:p>
      <text:p text:style-name="Text_20_body"/>
      <text:p text:style-name="Text_20_body">GLUE共有九个任务，分别是CoLA、SST-2、MRPC、STS-B、QQP、MNLI、QNLI、RTE、WNLI。如下图图2所示，可以分为三类，分别是单句任务，相似性和释义任务</text:p>
      <text:p text:style-name="Text_20_body"/>
      <text:p text:style-name="P2"><text:soft-page-break/>bert预训练模型 tenserflow转换成 pytorch：</text:p>
      <text:p text:style-name="Standard"><text:a xlink:type="simple" xlink:href="https://huggingface.co/transformers/converting_tensorflow_models.html" text:style-name="Internet_20_link" text:visited-style-name="Visited_20_Internet_20_Link">https://huggingface.co/transformers/converting_tensorflow_models.html</text:a></text:p>
      <text:p text:style-name="Standard"/>
      <text:p text:style-name="Standard"/>
      <text:p text:style-name="P2">设置<text:span text:style-name="T54">vscode workbench 字体大小：</text:span></text:p>
      <text:p text:style-name="P22"><text:span text:style-name="Emphasis"><text:span text:style-name="T11">在我们设置</text:span></text:span><text:span text:style-name="Emphasis"><text:span text:style-name="Source_20_Text"><text:span text:style-name="T9">vscode</text:span></text:span></text:span><text:span text:style-name="Emphasis"><text:span text:style-name="T11">工作区字体大小后，发现侧边栏（目录树）部分字体大小并没有改变，这就需要我们单独设置侧边栏字体大小</text:span></text:span></text:p>
      <text:p text:style-name="P21">解决办法：</text:p>
      <text:list xml:id="list2514354198" text:style-name="L2">
        <text:list-item>
          <text:list>
            <text:list-item>
              <text:p text:style-name="P75"><text:span text:style-name="T10">在 </text:span><text:span text:style-name="Source_20_Text"><text:span text:style-name="T9">vscode</text:span></text:span><text:span text:style-name="T8"> </text:span><text:span text:style-name="T10">安装目录下，找到 </text:span><text:span text:style-name="Source_20_Text"><text:span text:style-name="T9">workbench.desktop.main.css</text:span></text:span><text:span text:style-name="T8"> </text:span><text:span text:style-name="T10">文件</text:span></text:p>
              <text:list>
                <text:list-item>
                  <text:p text:style-name="P75"><text:span text:style-name="T8">mac</text:span><text:span text:style-name="T10">：</text:span><text:span text:style-name="Source_20_Text"><text:span text:style-name="T9">/Users/Downloads/Visual Studio Code.app/Contents/Resources/app/out/vs/workbench/workbench.desktop.main.css</text:span></text:span></text:p>
                </text:list-item>
              </text:list>
            </text:list-item>
            <text:list-item>
              <text:p text:style-name="P75"><text:span text:style-name="T10">在 </text:span><text:span text:style-name="T8">workbench.desktop.main.css </text:span><text:span text:style-name="T10">中搜索 </text:span><text:span text:style-name="Source_20_Text"><text:span text:style-name="T9">.monaco-workbench .part&gt;.content</text:span></text:span><text:span text:style-name="T8"> </text:span><text:span text:style-name="T10">，修改对应的字体大小</text:span></text:p>
            </text:list-item>
            <text:list-item>
              <text:p text:style-name="P77"><text:span text:style-name="T7">重启 </text:span><text:span text:style-name="T6">vscode</text:span><text:span text:style-name="T7">，就可以看到侧边栏字体大小发生了改变</text:span></text:p>
            </text:list-item>
          </text:list>
        </text:list-item>
      </text:list>
      <text:p text:style-name="Standard"/>
      <text:p text:style-name="Standard"/>
      <text:p text:style-name="Standard"/>
      <text:p text:style-name="P52"><text:span text:style-name="T33">Ubuntu</text:span><text:span text:style-name="T37">上安装</text:span><text:span text:style-name="T33">Python 3.8：</text:span></text:p>
      <text:p text:style-name="P46">1.使用apt安装</text:p>
      <text:p text:style-name="P44"><text:span text:style-name="T38">用</text:span><text:span text:style-name="T34">apt</text:span><text:span text:style-name="T38">在</text:span><text:span text:style-name="T34">Ubuntu</text:span><text:span text:style-name="T38">上安装</text:span><text:span text:style-name="T34">Python 3.8</text:span><text:span text:style-name="T38">是一个相对简单的过程，只需几分钟： </text:span></text:p>
      <text:p text:style-name="P44"><text:span text:style-name="T34">01</text:span><text:span text:style-name="T38">、以</text:span><text:span text:style-name="T34">root</text:span><text:span text:style-name="T38">用户或具有</text:span><text:span text:style-name="T34">sudo</text:span><text:span text:style-name="T38">访问权限的用户身份运行以下命令，以更新软件包列表并安装必备组件： </text:span><text:span text:style-name="T34">sudo apt update</text:span><text:line-break/><text:span text:style-name="T34">sudo apt install software-properties-common </text:span></text:p>
      <text:p text:style-name="P44"><text:span text:style-name="T34">02</text:span><text:span text:style-name="T38">、将</text:span><text:span text:style-name="T34">deadsnakes PPA</text:span><text:span text:style-name="T38">添加到系统的来源列表中： </text:span><text:span text:style-name="T34">sudo add-apt-repository ppa:deadsnakes/ppa</text:span><text:span text:style-name="T35">出现提示时，按</text:span><text:span text:style-name="T34">Enter</text:span><text:span text:style-name="T35">继续： </text:span></text:p>
      <text:p text:style-name="P44"><text:span text:style-name="T34">03</text:span><text:span text:style-name="T35">、启用存储库后，请使用以下命令安装</text:span><text:span text:style-name="T34">Python 3.8</text:span><text:span text:style-name="T35">： </text:span><text:span text:style-name="T34">sudo apt install python3.8</text:span></text:p>
      <text:p text:style-name="P45"><text:span text:style-name="T61">4</text:span><text:span text:style-name="T62">、通过键入以下命令验证安装是否成功： </text:span><text:span text:style-name="T61">python3.8 --version </text:span><text:span text:style-name="T62">输出： </text:span><text:span text:style-name="T61">Python 3.8.0</text:span></text:p>
      <text:p text:style-name="P47"/>
      <text:p text:style-name="P45"><text:span text:style-name="T62">至此，</text:span><text:span text:style-name="T61">Python 3.8</text:span><text:span text:style-name="T62">已安装在</text:span><text:span text:style-name="T61">Ubuntu</text:span><text:span text:style-name="T62">系统上，您可以开始使用它了。</text:span></text:p>
      <text:p text:style-name="P48"/>
      <text:p text:style-name="P49">2.源码安装</text:p>
      <text:p text:style-name="P50">……</text:p>
      <text:p text:style-name="P50"/>
      <text:p text:style-name="P50"/>
      <text:p text:style-name="P26"><text:span text:style-name="Source_20_Text"><text:span text:style-name="T17">ubuntu下安装pip：</text:span></text:span></text:p>
      <text:p text:style-name="P26"><text:span text:style-name="Source_20_Text"><text:span text:style-name="T18">sudo apt-get install python-pip</text:span></text:span></text:p>
      <text:p text:style-name="P26"><text:span text:style-name="Source_20_Text"><text:span text:style-name="T18">或者</text:span></text:span></text:p>
      <text:p text:style-name="P27"><text:span text:style-name="Source_20_Text"><text:span text:style-name="T18">sudo apt-get install python</text:span></text:span><text:span text:style-name="Source_20_Text"><text:span text:style-name="T19">3</text:span></text:span><text:span text:style-name="Source_20_Text"><text:span text:style-name="T18">-pip</text:span></text:span></text:p>
      <text:p text:style-name="P56"><text:span text:style-name="Source_20_Text"><text:span text:style-name="T73"/></text:span></text:p>
      <text:h text:style-name="P23" text:outline-level="1"><text:bookmark text:name="cb_post_title_url"/><text:soft-page-break/><text:a xlink:type="simple" xlink:href="https://www.cnblogs.com/qq952693358/p/9610217.html" text:style-name="Internet_20_link" text:visited-style-name="Visited_20_Internet_20_Link"><text:span text:style-name="T69">Ubuntu 下生成 python环境 生成 和安装文件 requirements.txt</text:span></text:a><text:span text:style-name="T68">:</text:span></text:h>
      <text:p text:style-name="P53"><text:span text:style-name="T71">1.</text:span><text:span text:style-name="T70">pip</text:span> <text:span text:style-name="T70">install pipreqs</text:span></text:p>
      <text:p text:style-name="P55"><text:span text:style-name="T15">2.</text:span><text:span text:style-name="T14">然后进入 </text:span><text:span text:style-name="T16">python </text:span><text:span text:style-name="T14">源码所在的目录下，执行：</text:span><text:span text:style-name="Source_20_Text"><text:span text:style-name="T12">pipreqs</text:span></text:span><text:span text:style-name="Source_20_Text"><text:span text:style-name="T13"> ./ <text:s/>，</text:span></text:span><text:span text:style-name="Source_20_Text"><text:span text:style-name="T39">在当前目录下生成 </text:span></text:span><text:span text:style-name="Source_20_Text"><text:span text:style-name="T40">requirements.txt</text:span></text:span><text:span text:style-name="Source_20_Text"><text:span text:style-name="T39">。</text:span></text:span></text:p>
      <text:p text:style-name="P54"><text:span text:style-name="T66">3.</text:span><text:span text:style-name="T67">如果需要在一个新的环境下重新安装源码需要的依赖包，只需执行：</text:span></text:p>
      <text:p text:style-name="P25"><text:span text:style-name="Source_20_Text"><text:span text:style-name="T12">pip</text:span></text:span><text:span text:style-name="Source_20_Text"><text:span text:style-name="T13"> </text:span></text:span><text:span text:style-name="Source_20_Text"><text:span text:style-name="T12">install</text:span></text:span><text:span text:style-name="Source_20_Text"><text:span text:style-name="T13"> </text:span></text:span><text:span text:style-name="Source_20_Text"><text:span text:style-name="T12">-r</text:span></text:span><text:span text:style-name="Source_20_Text"><text:span text:style-name="T13"> </text:span></text:span><text:span text:style-name="Source_20_Text"><text:span text:style-name="T12">requirements.txt</text:span></text:span></text:p>
      <text:p text:style-name="P26"><text:span text:style-name="Source_20_Text"><text:span text:style-name="T41"/></text:span></text:p>
      <text:p text:style-name="P25"><text:span text:style-name="Source_20_Text"><text:span text:style-name="T3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ython：</text:p>
      <text:p text:style-name="P3">-----------</text:p>
      <text:p text:style-name="P3"><text:a xlink:type="simple" xlink:href="https://blog.konghy.cn/2017/04/24/python-entry-program/" text:style-name="Internet_20_link" text:visited-style-name="Visited_20_Internet_20_Link">https://blog.konghy.cn/2017/04/24/python-entry-program/</text:a></text:p>
      <text:p text:style-name="P4">python <text:span text:style-name="T82">xxx.py</text:span></text:p>
      <text:p text:style-name="P33">python -<text:span text:style-name="T82">m xxx.py</text:span></text:p>
      <text:p text:style-name="P42">总结一下：</text:p>
      <text:list xml:id="list3493721965" text:style-name="L3">
        <text:list-item>
          <text:p text:style-name="P76"><text:span text:style-name="T44">1</text:span><text:span text:style-name="T46">、 </text:span><text:span text:style-name="Strong_20_Emphasis"><text:span text:style-name="T47">加上 </text:span></text:span><text:span text:style-name="Strong_20_Emphasis"><text:span text:style-name="T45">-m </text:span></text:span><text:span text:style-name="Strong_20_Emphasis"><text:span text:style-name="T47">参数时会把当前工作目录添加到 </text:span></text:span><text:span text:style-name="Strong_20_Emphasis"><text:span text:style-name="T45">sys.path </text:span></text:span><text:span text:style-name="Strong_20_Emphasis"><text:span text:style-name="T47">中，而不加时则会把脚本所在目录添加到 </text:span></text:span><text:span text:style-name="Strong_20_Emphasis"><text:span text:style-name="T45">sys.path </text:span></text:span><text:span text:style-name="Strong_20_Emphasis"><text:span text:style-name="T47">中</text:span></text:span><text:span text:style-name="T46">。</text:span></text:p>
        </text:list-item>
        <text:list-item>
          <text:p text:style-name="P74"><text:span text:style-name="T44">2</text:span><text:span text:style-name="T46">、 </text:span><text:span text:style-name="Strong_20_Emphasis"><text:span text:style-name="T47">加上 </text:span></text:span><text:span text:style-name="Strong_20_Emphasis"><text:span text:style-name="T45">-m </text:span></text:span><text:span text:style-name="Strong_20_Emphasis"><text:span text:style-name="T47">参数时 </text:span></text:span><text:span text:style-name="Strong_20_Emphasis"><text:span text:style-name="T45">Python </text:span></text:span><text:span text:style-name="Strong_20_Emphasis"><text:span text:style-name="T47">会先将模块或者包导入，然后再执行</text:span></text:span></text:p>
        </text:list-item>
        <text:list-item>
          <text:p text:style-name="P78"><text:span text:style-name="T44">3</text:span><text:span text:style-name="T46">、 </text:span><text:span text:style-name="Strong_20_Emphasis"><text:span text:style-name="T45">__main__.py </text:span></text:span><text:span text:style-name="Strong_20_Emphasis"><text:span text:style-name="T47">文件是一个包或者目录的入口程序。</text:span></text:span><text:span text:style-name="T46">不管是用 </text:span><text:span text:style-name="Source_20_Text"><text:span text:style-name="T48">python package</text:span></text:span><text:span text:style-name="T44"> </text:span><text:span text:style-name="T46">还是用 </text:span><text:span text:style-name="Source_20_Text"><text:span text:style-name="T48">python -m package</text:span></text:span><text:span text:style-name="T44"> </text:span><text:span text:style-name="T46">运行时，</text:span><text:span text:style-name="T44">__main__.py </text:span><text:span text:style-name="T46">文件总是被执行。</text:span></text:p>
        </text:list-item>
      </text:list>
      <text:p text:style-name="Standard"/>
      <text:p text:style-name="Standard"/>
      <text:p text:style-name="Standard"><text:a xlink:type="simple" xlink:href="https://blog.csdn.net/u011857683/article/details/81571425" text:style-name="Internet_20_link" text:visited-style-name="Visited_20_Internet_20_Link">https://blog.csdn.net/u011857683/article/details/81571425</text:a></text:p>
      <text:p text:style-name="P7">python path</text:p>
      <text:p text:style-name="P51">python -m path</text:p>
      <text:p text:style-name="P43"><text:span text:style-name="T49">(a) </text:span><text:span text:style-name="T50">当作文件夹执行的时候，</text:span><text:span text:style-name="T49">__init__.py </text:span><text:span text:style-name="T50">不会被执行。对于 </text:span><text:span text:style-name="T49">__main__.py </text:span><text:span text:style-name="T50">来说，变量 </text:span><text:span text:style-name="T49">__package__ </text:span><text:span text:style-name="T50">是一个空字符串。</text:span><text:line-break/><text:span text:style-name="T50">当作模块执行的时候，会先执行 </text:span><text:span text:style-name="T49">__init__.py </text:span><text:span text:style-name="T50">，再执行 </text:span><text:span text:style-name="T49">__main__.py </text:span><text:span text:style-name="T50">。对于 </text:span><text:span text:style-name="T49">__main__.py </text:span><text:span text:style-name="T50">来说，变量 </text:span><text:span text:style-name="T49">__package__ </text:span><text:span text:style-name="T50">是 </text:span><text:span text:style-name="T49">Package </text:span><text:span text:style-name="T50">的名字。</text:span><text:line-break/><text:span text:style-name="T50">另外， </text:span><text:span text:style-name="T49">__init__.py </text:span><text:span text:style-name="T50">和 </text:span><text:span text:style-name="T49">__main__.py </text:span><text:span text:style-name="T50">中的 </text:span><text:span text:style-name="T49">__name__</text:span><text:span text:style-name="T50">变量的值是不同的。</text:span></text:p>
      <text:p text:style-name="P15"><text:soft-page-break/>Import:</text:p>
      <text:p text:style-name="P11">搜寻目录：</text:p>
      <text:p text:style-name="P11">1.当前目录</text:p>
      <text:p text:style-name="P11">2.PYTHONPATH</text:p>
      <text:p text:style-name="P11">3.python安装目录</text:p>
      <text:p text:style-name="P11">都记录在sys.path变量，可print查看</text:p>
      <text:p text:style-name="P11"/>
      <text:p text:style-name="P12">一般使用绝对路径，</text:p>
      <text:p text:style-name="P12">如果使用相对路径 <text:s/>“.”,需要保证所在的文件夹为包，并且以模块（包）的方式执行（非最外层执行，或者最外层使用<text:span text:style-name="T88">python -m dir，需包含__</text:span><text:span text:style-name="T89">main</text:span><text:span text:style-name="T88">__.</text:span><text:span text:style-name="T89">py或使用from path </text:span><text:span text:style-name="T90">import xxx.py</text:span>）。</text:p>
      <text:p text:style-name="Standard"/>
      <text:p text:style-name="Standard"/>
      <text:p text:style-name="Standard"/>
      <text:p text:style-name="Standard"/>
      <text:p text:style-name="Standard"/>
      <text:p text:style-name="P16">调用对象名 <text:s text:c="2"/>objname（参数）的形式，相当与调用了__call__</text:p>
      <text:p text:style-name="Standard"/>
      <text:p text:style-name="Standard"/>
      <text:p text:style-name="P10">* ** 运算符：</text:p>
      <text:p text:style-name="P14">1.乘 乘方</text:p>
      <text:p text:style-name="P14">2.函数形参</text:p>
      <text:p text:style-name="P14">3.函数实参</text:p>
      <text:p text:style-name="P14">4.序列解<text:span text:style-name="T72">包：</text:span><text:span text:style-name="T28">a, b, *c = 0, 1, 2, 3 <text:s text:c="2"/>--》c=[1,2]</text:span></text:p>
      <text:p text:style-name="P13"/>
      <text:p text:style-name="P19">装饰器：</text:p>
      <text:p text:style-name="P19"><text:a xlink:type="simple" xlink:href="https://www.runoob.com/w3cnote/python-func-decorators.html" text:style-name="Internet_20_link" text:visited-style-name="Visited_20_Internet_20_Link">https://www.runoob.com/w3cnote/python-func-decorators.html</text:a></text:p>
      <text:p text:style-name="P19"/>
      <text:p text:style-name="P20">def d(<text:span text:style-name="T92">fun</text:span>):</text:p>
      <text:p text:style-name="P20"><text:s text:c="4"/>pass</text:p>
      <text:p text:style-name="P20"/>
      <text:p text:style-name="P20">@d</text:p>
      <text:p text:style-name="P20">def f():</text:p>
      <text:p text:style-name="P20"><text:s text:c="5"/>pass</text:p>
      <text:p text:style-name="P19"/>
      <text:p text:style-name="P19"/>
      <text:p text:style-name="P19"/>
      <text:p text:style-name="P62">字符串格式化：</text:p>
      <text:p text:style-name="P19"><text:span text:style-name="Source_20_Text"><text:span text:style-name="T51">print</text:span></text:span><text:span text:style-name="Source_20_Text"><text:span text:style-name="T29">(</text:span></text:span><text:span text:style-name="Source_20_Text"><text:span text:style-name="T52">"{}:{}"</text:span></text:span><text:span text:style-name="Source_20_Text"><text:span text:style-name="T29">.</text:span></text:span><text:span text:style-name="Source_20_Text"><text:span text:style-name="T51">format</text:span></text:span><text:span text:style-name="Source_20_Text"><text:span text:style-name="T29">(</text:span></text:span><text:span text:style-name="Source_20_Text"><text:span text:style-name="T52">'192.168.0.100'</text:span></text:span><text:span text:style-name="Source_20_Text"><text:span text:style-name="T29">,</text:span></text:span><text:span text:style-name="Source_20_Text"><text:span text:style-name="T53">8888</text:span></text:span><text:span text:style-name="Source_20_Text"><text:span text:style-name="T29">))</text:span></text:span></text:p>
      <text:p text:style-name="P19"><text:span text:style-name="Source_20_Text"><text:span text:style-name="T51">print</text:span></text:span><text:span text:style-name="Source_20_Text"><text:span text:style-name="T29">(</text:span></text:span><text:span text:style-name="Source_20_Text"><text:span text:style-name="T52">"{server}{1}:{0}"</text:span></text:span><text:span text:style-name="Source_20_Text"><text:span text:style-name="T29">.</text:span></text:span><text:span text:style-name="Source_20_Text"><text:span text:style-name="T51">format</text:span></text:span><text:span text:style-name="Source_20_Text"><text:span text:style-name="T29">(</text:span></text:span><text:span text:style-name="Source_20_Text"><text:span text:style-name="T53">8888</text:span></text:span><text:span text:style-name="Source_20_Text"><text:span text:style-name="T29">,</text:span></text:span><text:span text:style-name="Source_20_Text"><text:span text:style-name="T52">'192.168.1.100'</text:span></text:span><text:span text:style-name="Source_20_Text"><text:span text:style-name="T29">,server</text:span></text:span><text:span text:style-name="Source_20_Text"><text:span text:style-name="T52">='Web Server Info :'</text:span></text:span><text:span text:style-name="Source_20_Text"><text:span text:style-name="T29">))</text:span></text:span></text:p>
      <text:p text:style-name="P19"><text:span text:style-name="Source_20_Text"><text:span text:style-name="T51">print</text:span></text:span><text:span text:style-name="Source_20_Text"><text:span text:style-name="T29">(</text:span></text:span><text:span text:style-name="Source_20_Text"><text:span text:style-name="T52">"{0[0]}.{0[1]}"</text:span></text:span><text:span text:style-name="Source_20_Text"><text:span text:style-name="T29">.</text:span></text:span><text:span text:style-name="Source_20_Text"><text:span text:style-name="T51">format</text:span></text:span><text:span text:style-name="Source_20_Text"><text:span text:style-name="T29">((</text:span></text:span><text:span text:style-name="Source_20_Text"><text:span text:style-name="T52">'baidu'</text:span></text:span><text:span text:style-name="Source_20_Text"><text:span text:style-name="T29">,</text:span></text:span><text:span text:style-name="Source_20_Text"><text:span text:style-name="T52">'com'</text:span></text:span><text:span text:style-name="Source_20_Text"><text:span text:style-name="T29">)))</text:span></text:span></text:p>
      <text:p text:style-name="P19"><text:span text:style-name="Source_20_Text"><text:span text:style-name="T29"/></text:span></text:p>
      <text:p text:style-name="P19"/>
      <text:p text:style-name="P19"/>
      <text:p text:style-name="P19"/>
      <text:p text:style-name="P19"/>
      <text:p text:style-name="P19"/>
      <text:p text:style-name="P19"/>
      <text:p text:style-name="P19"/>
      <text:p text:style-name="P19"/>
      <text:p text:style-name="P13"/>
      <text:p text:style-name="P13"/>
      <text:p text:style-name="P10"><text:soft-page-break/></text:p>
      <text:p text:style-name="P66">git：</text:p>
      <text:p text:style-name="P66">-----------------</text:p>
      <text:p text:style-name="P64">工作区 <text:s/>暂存区 <text:s/>仓库 <text:s text:c="16"/>版本库（暂存区<text:span text:style-name="T93">index </text:span><text:s/>仓库repro）</text:p>
      <text:p text:style-name="P64">git log </text:p>
      <text:p text:style-name="P65">git log -n</text:p>
      <text:p text:style-name="P65">git log -p</text:p>
      <text:p text:style-name="P64">git log --stat</text:p>
      <text:p text:style-name="P64">git log --oneline</text:p>
      <text:p text:style-name="P64">git log --filename</text:p>
      <text:p text:style-name="P64">git log <text:s/>--grep str</text:p>
      <text:p text:style-name="P64"/>
      <text:p text:style-name="P64"><text:s/></text:p>
      <text:p text:style-name="P10">git <text:span text:style-name="T96">restore</text:span></text:p>
      <text:p text:style-name="P67">git add</text:p>
      <text:p text:style-name="P67">git commit</text:p>
      <text:p text:style-name="P67">git reset</text:p>
      <text:p text:style-name="P69">git stash</text:p>
      <text:p text:style-name="P69"/>
      <text:p text:style-name="P71"><text:span text:style-name="Source_20_Text"><text:span text:style-name="T64">git diff</text:span></text:span><text:span text:style-name="T64"> 什么参数都不加，默认比较工作区暂存区的差异 </text:span></text:p>
      <text:p text:style-name="P71"><text:span text:style-name="Source_20_Text"><text:span text:style-name="T64">git diff --cached [&lt;path&gt;...]</text:span></text:span><text:span text:style-name="T64">比较暂存区与最新本地版本库（</text:span></text:p>
      <text:p text:style-name="P71"><text:span text:style-name="Source_20_Text"><text:span text:style-name="T64">git diff HEAD [&lt;path&gt;...]</text:span></text:span><text:span text:style-name="T64">比较工作区与最新本地版本库。</text:span></text:p>
      <text:p text:style-name="P68"/>
      <text:p text:style-name="P10"/>
      <text:p text:style-name="Standard"/>
      <text:p text:style-name="Standard"/>
      <text:p text:style-name="P3">正则表达式：</text:p>
      <text:p text:style-name="P3">-------------</text:p>
      <text:h text:style-name="P24" text:outline-level="1"><text:bookmark text:name="articleContentId"/>正则表达式三种模式：贪婪模式、懒惰模式、独占模式</text:h>
      <text:p text:style-name="P57"><text:span text:style-name="T63">. ?: </text:span><text:span text:style-name="T65">告诉引擎匹配前导字符</text:span><text:span text:style-name="T63">0</text:span><text:span text:style-name="T65">次或一次。事实上是表示前导字符是可选的。</text:span><text:span text:style-name="T63"><text:line-break/>ii. +: </text:span><text:span text:style-name="T65">告诉引擎匹配前导字符</text:span><text:span text:style-name="T63">1</text:span><text:span text:style-name="T65">次或多次。</text:span><text:span text:style-name="T63"><text:line-break/>iii. *: </text:span><text:span text:style-name="T65">告诉引擎匹配前导字符</text:span><text:span text:style-name="T63">0</text:span><text:span text:style-name="T65">次或多次。</text:span><text:span text:style-name="T63"><text:line-break/>iv. {min, max}: </text:span><text:span text:style-name="T65">告诉引擎匹配前导字符</text:span><text:span text:style-name="T63">min</text:span><text:span text:style-name="T65">次到</text:span><text:span text:style-name="T63">max</text:span><text:span text:style-name="T65">次。</text:span><text:span text:style-name="T63">min</text:span><text:span text:style-name="T65">和</text:span><text:span text:style-name="T63">max</text:span><text:span text:style-name="T65">都是非负整数。如果有逗号而</text:span><text:span text:style-name="T63">max</text:span><text:span text:style-name="T65">被省略了，则表示</text:span><text:span text:style-name="T63">max</text:span><text:span text:style-name="T65">没有限制；如果逗号和</text:span><text:span text:style-name="T63">max</text:span><text:span text:style-name="T65">都被省略了，则表示重复</text:span><text:span text:style-name="T63">min</text:span><text:span text:style-name="T65">次。</text:span></text:p>
      <text:p text:style-name="P57"><text:span text:style-name="T5">默认情况下，这个几个特殊字符都是贪婪的</text:span><text:span text:style-name="T65">，也就是说，它会根据前导字符去匹配尽可能多的内容。这也就解释了为什么在第</text:span><text:span text:style-name="T63">3</text:span><text:span text:style-name="T65">部分的例子中，第</text:span><text:span text:style-name="T63">3</text:span><text:span text:style-name="T65">步以后的事情会发生了。</text:span></text:p>
      <text:p text:style-name="P28">在以上字符后加上一个问号（？）则可以开启<text:span text:style-name="T2">懒惰模式</text:span>，在该模式下，正则引擎尽可能少的重复匹配字符，匹配成功之后它会继续匹配剩余的字符串。</text:p>
      <text:p text:style-name="P28"><text:span text:style-name="T77">如果在以上四种表达式后加上一个加号（</text:span><text:span text:style-name="T76">+</text:span><text:span text:style-name="T77">），则会开启</text:span><text:span text:style-name="T4">独占模式</text:span><text:span text:style-name="T77">。</text:span></text:p>
      <text:p text:style-name="Standard"/>
      <text:p text:style-name="Standard"><text:soft-page-break/></text:p>
      <text:p text:style-name="Standard"/>
      <text:p text:style-name="Standard"/>
      <text:p text:style-name="Standard"/>
      <text:p text:style-name="P3"/>
      <text:p text:style-name="P3">docker<text:span text:style-name="T78">：</text:span></text:p>
      <text:p text:style-name="P3">-----------</text:p>
      <text:p text:style-name="Standard">docker架构<text:span text:style-name="T78">：镜像、容器、仓库</text:span></text:p>
      <text:p text:style-name="Standard"/>
      <text:p text:style-name="Standard">容器<text:span text:style-name="T78">：</text:span></text:p>
      <text:p text:style-name="P5">创建容器<text:span text:style-name="T78">：</text:span><text:span text:style-name="T22">docker run </text:span><text:span text:style-name="T43">-</text:span><text:span text:style-name="T22">it </text:span><text:span text:style-name="T43">--</text:span><text:span text:style-name="T22">name ubuntu</text:span><text:span text:style-name="T43">-</text:span><text:span text:style-name="T22">test ubuntu </text:span><text:span text:style-name="T43">/</text:span><text:span text:style-name="T22">bin</text:span><text:span text:style-name="T43">/</text:span><text:span text:style-name="T22">bash <text:s text:c="3"/>创建之后自动进入</text:span></text:p>
      <text:p text:style-name="P5"><text:span text:style-name="T20"><text:s text:c="19"/>docker run </text:span><text:span text:style-name="T42">-</text:span><text:span text:style-name="T20">itd </text:span><text:span text:style-name="T42">--</text:span><text:span text:style-name="T20">name ubuntu</text:span><text:span text:style-name="T42">-</text:span><text:span text:style-name="T20">test ubuntu </text:span><text:span text:style-name="T42">/</text:span><text:span text:style-name="T20">bin</text:span><text:span text:style-name="T42">/</text:span><text:span text:style-name="T20">bash <text:s/>创建之后不自动进入</text:span><text:span text:style-name="T21">，</text:span><text:span text:style-name="T20">后台运行</text:span></text:p>
      <text:p text:style-name="P5"><text:span text:style-name="T20"><text:s text:c="18"/>sudo docker run -ti</text:span><text:span text:style-name="T26">d </text:span><text:span text:style-name="T20">-v /localdir:/</text:span><text:span text:style-name="T24">containerdir</text:span><text:span text:style-name="T20"> --name </text:span><text:span text:style-name="T24">cont_name</text:span><text:span text:style-name="T20"> /bin/bash <text:s text:c="5"/></text:span><text:span text:style-name="T25">挂载目录</text:span></text:p>
      <text:p text:style-name="P9"><text:span text:style-name="T20"><text:s text:c="18"/>sudo docker run -tid -v /localdir:/</text:span><text:span text:style-name="T24">containerdir </text:span><text:span text:style-name="T20">--name </text:span><text:span text:style-name="T24">cont_name </text:span><text:span text:style-name="T20">--gpus all 16c573 /bin/bash</text:span></text:p>
      <text:p text:style-name="P5">删除容器<text:span text:style-name="T78">：docker rm -f <text:s/></text:span><text:span text:style-name="T22">b750bbbcfd88（容器</text:span><text:span text:style-name="T23">id</text:span><text:span text:style-name="T22">）</text:span></text:p>
      <text:p text:style-name="Standard"/>
      <text:p text:style-name="Standard">启动容器<text:span text:style-name="T78">：</text:span><text:span text:style-name="T20">docker start <text:s/>b750bbbcfd88</text:span></text:p>
      <text:p text:style-name="Standard">停止容器<text:span text:style-name="T78">：</text:span><text:span text:style-name="T20">docker storp <text:s/>b750bbbcfd88</text:span></text:p>
      <text:p text:style-name="Standard"/>
      <text:p text:style-name="P6">进入容器<text:span text:style-name="T78">：</text:span><text:span text:style-name="T79">docker exec -ti <text:s/></text:span><text:span text:style-name="T22">b750bbbcfd88 </text:span><text:span text:style-name="T27"><text:s/>/ bin/bash</text:span></text:p>
      <text:p text:style-name="Standard">退出容器<text:span text:style-name="T78">：exit</text:span><text:span text:style-name="T79">()</text:span></text:p>
      <text:p text:style-name="Standard"/>
      <text:p text:style-name="Standard">查询容器<text:span text:style-name="T78">：docker ps | <text:s/>-a</text:span></text:p>
      <text:p text:style-name="Standard"/>
      <text:p text:style-name="Standard">镜像<text:span text:style-name="T78">：</text:span></text:p>
      <text:p text:style-name="Standard">查询镜像<text:span text:style-name="T78">：docker images</text:span></text:p>
      <text:p text:style-name="P18"><text:span text:style-name="T91">删除镜像：</text:span><text:span text:style-name="T20">docker rmi hello</text:span><text:span text:style-name="T42">-</text:span><text:span text:style-name="T20">world</text:span></text:p>
      <text:p text:style-name="P17"/>
      <text:p text:style-name="Standard"/>
      <text:p text:style-name="P8"/>
      <text:p text:style-name="P34">命令行：</text:p>
      <text:p text:style-name="P34">---------</text:p>
      <text:p text:style-name="P35">pwd</text:p>
      <text:p text:style-name="P35">apt install gnome-software</text:p>
      <text:p text:style-name="P35"/>
      <text:p text:style-name="P35"/>
      <text:p text:style-name="P35">lspci | grep -i vga <text:s text:c="6"/>查看vga显卡信息</text:p>
      <text:p text:style-name="P35">lspci | grep -i nivida <text:s text:c="3"/>查看英伟达显卡信息</text:p>
      <text:p text:style-name="P35">nvidia-smi <text:s text:c="15"/>查看英伟达显卡信息</text:p>
      <text:p text:style-name="P35"/>
      <text:p text:style-name="P35">find <text:s text:c="2"/>path <text:s text:c="2"/>-option <text:s text:c="2"/>[ <text:s text:c="2"/>-print ] <text:s text:c="2"/>[ -exec <text:s text:c="2"/>-ok <text:s text:c="2"/>command {}]</text:p>
      <text:p text:style-name="P35">find / -name home 2&gt;/dev/null <text:s text:c="3"/>过滤掉没有查看权限的文件</text:p>
      <text:p text:style-name="P35"/>
      <text:p text:style-name="P35">locate [-d ][--help][--version][范本样式...]</text:p>
      <text:p text:style-name="P35">一般情况我们只需要输入 locate your_file_name 即可查找指定文件。</text:p>
      <text:p text:style-name="P35">updatedb</text:p>
      <text:p text:style-name="P35">默认情况下 updatedb 每天执行一次。</text:p>
      <text:p text:style-name="P35"><text:soft-page-break/></text:p>
      <text:p text:style-name="P35">uname -a 查 看系统版本信息</text:p>
      <text:p text:style-name="P35"/>
      <text:p text:style-name="P35">tree -L 3 -C <text:s text:c="2"/>查看目录树</text:p>
      <text:p text:style-name="P35"/>
      <text:p text:style-name="P35">ssh hui.sang@<text:span text:style-name="T86">ip</text:span> <text:s text:c="48"/>ssh登录远端</text:p>
      <text:p text:style-name="P35">sshfs <text:span text:style-name="T85">hui.sang</text:span><text:a xlink:type="simple" xlink:href="mailto:hui.sang@10.115.0.236" text:style-name="Internet_20_link" text:visited-style-name="Visited_20_Internet_20_Link">@</text:a><text:span text:style-name="T85">ip:</text:span>/<text:span text:style-name="T84">dirname </text:span><text:s/>./<text:span text:style-name="T84">dirname</text:span> <text:s text:c="2"/>将远端文件目录映射到本地</text:p>
      <text:p text:style-name="P38"><text:s text:c="75"/>-o <text:span text:style-name="T83">nonempty <text:s text:c="2"/>提示时使用</text:span></text:p>
      <text:p text:style-name="P35"><text:span text:style-name="T87">umount</text:span><text:span text:style-name="T72"> </text:span><text:span text:style-name="T74">/</text:span><text:span text:style-name="T75">dirname</text:span></text:p>
      <text:p text:style-name="P39"/>
      <text:p text:style-name="P40"/>
      <text:p text:style-name="P31"><text:span text:style-name="T30">docker run -</text:span><text:span text:style-name="T31">it</text:span><text:span text:style-name="T30"> -v </text:span><text:span text:style-name="T32">/home/</text:span><text:span text:style-name="T30">dock</text:span><text:span text:style-name="T32">/Downloads:/</text:span><text:span text:style-name="T30">usr</text:span><text:span text:style-name="T32">/Downloads  --name dataVol ubuntu64 /</text:span><text:span text:style-name="T30">bin/bash</text:span></text:p>
      <text:p text:style-name="P36"/>
      <text:p text:style-name="P32"><text:span text:style-name="T56">sudo ln -s </text:span><text:span text:style-name="T57">源文件 目标文件 </text:span></text:p>
      <text:p text:style-name="P36"/>
      <text:p text:style-name="P36">which python 查看是否按照python</text:p>
      <text:p text:style-name="P36">python <text:s text:c="13"/>查看python版本信息</text:p>
      <text:p text:style-name="P36"/>
      <text:p text:style-name="P37"/>
      <text:h text:style-name="P29" text:outline-level="3">cp  sourceFile  destinationFile <text:s text:c="2"/>复制文件</text:h>
      <text:h text:style-name="P29" text:outline-level="3">cp  -R  sourceDir  destinationDir <text:s/>复制目录，-<text:span text:style-name="T80">R递归复制（若destination</text:span><text:span text:style-name="T81">D</text:span><text:span text:style-name="T80">ir存在，则source复制进 <text:s text:c="22"/>dest; 若不存在，则将source复制成dest）</text:span></text:h>
      <text:h text:style-name="P29" text:outline-level="3">cp  /home/sheepcore/Documents/newfile   /home/sheepcore/Downloads <text:s/>复制文件到另一个目录</text:h>
      <text:p text:style-name="P41"/>
      <text:p text:style-name="P41"/>
      <text:p text:style-name="P30"><text:bookmark text:name="answer-content-563067640"/><text:span text:style-name="T55">rpm -qa <text:s text:c="9"/></text:span><text:span text:style-name="T58">查询系统中安装的所有</text:span><text:span text:style-name="T55">RPM</text:span><text:span text:style-name="T58">软件包</text:span></text:p>
      <text:p text:style-name="Preformatted_20_Text"><text:span text:style-name="T59">rpm -q </text:span><text:span text:style-name="T60">软件名 <text:s text:c="3"/>查询指定的软件包是否被安装 <text:s text:c="3"/></text:span></text:p>
      <text:p text:style-name="P58"><text:span text:style-name="T59">rpm -qi </text:span><text:span text:style-name="T60">软件名 <text:s text:c="3"/>查询系统中已安装的软件包的详细信息</text:span></text:p>
      <text:p text:style-name="Preformatted_20_Text"><text:span text:style-name="T60">如你要查你的</text:span><text:span text:style-name="T59">mysql</text:span><text:span text:style-name="T60">的版本可以用下面的命令：</text:span></text:p>
      <text:p text:style-name="P59">rpm -qa | grep mysql</text:p>
      <text:p text:style-name="P60"/>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nsolas1" svg:font-family="Consolas, 'Bitstream Vera Sans Mono', 'Courier New', Courier, monospace"/>
    <style:font-face style:name="Consolas" svg:font-family="Consolas, Monaco, 'Andale Mono', 'Ubuntu Mono', monospace"/>
    <style:font-face style:name="Courier New" svg:font-family="'Courier New', sans-serif"/>
    <style:font-face style:name="Georgia" svg:font-family="Georgia, 'Times New Roman', Times, sans-serif"/>
    <style:font-face style:name="Lato" svg:font-family="Lato, 'Microsoft Jhenghei', 'Hiragino Sans GB', 'Microsoft YaHei', sans-serif"/>
    <style:font-face style:name="Menlo" svg:font-family="Menlo, Monaco, Consolas, 'Andale Mono', 'lucida console', 'Courier New', monospace"/>
    <style:font-face style:name="Menlo1" svg:font-family="Menlo, Monaco, Consolas, 'Courier New', monospace"/>
    <style:font-face style:name="Monaco" svg:font-family="Monaco, Menlo, Consolas, 'Courier New', monospace"/>
    <style:font-face style:name="PingFang SC" svg:font-family="'PingFang SC', 'Helvetica Neue', Helvetica, Arial, 'Microsoft Yahei', sans-serif"/>
    <style:font-face style:name="PingFang SC1" svg:font-family="'PingFang SC', 'Microsoft YaHei', SimHei, Arial, SimSun"/>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imHei, SimSun"/>
    <style:font-face style:name="consolas" svg:font-family="consolas"/>
    <style:font-face style:name="sans-serif" svg:font-family="sans-serif"/>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5:41:31.104483777</meta:creation-date>
    <dc:date>2021-06-25T17:07:42.190005946</dc:date>
    <meta:editing-duration>P6DT9H7M40S</meta:editing-duration>
    <meta:editing-cycles>77</meta:editing-cycles>
    <meta:generator>LibreOffice/6.4.7.2$Linux_X86_64 LibreOffice_project/40$Build-2</meta:generator>
    <meta:document-statistic meta:table-count="0" meta:image-count="0" meta:object-count="0" meta:page-count="7" meta:paragraph-count="160" meta:word-count="2711" meta:character-count="6045" meta:non-whitespace-character-count="5363"/>
  </office:meta>
</office:document-meta>
</file>